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0pt" officeooo:paragraph-rsid="001bba75" style:font-size-asian="10pt" style:font-size-complex="10pt"/>
    </style:style>
    <style:style style:name="P3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0pt" fo:font-style="italic" fo:font-weight="normal" officeooo:rsid="001bba75" officeooo:paragraph-rsid="001bba75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a75" style:font-weight-asian="bold" style:font-weight-complex="bold"/>
    </style:style>
    <style:style style:name="T3" style:family="text">
      <style:text-properties officeooo:rsid="001bba75"/>
    </style:style>
    <style:style style:name="T4" style:family="text">
      <style:text-properties fo:font-style="italic" fo:font-weight="normal" officeooo:rsid="001bba75" style:font-style-asian="italic" style:font-weight-asian="normal" style:font-style-complex="italic" style:font-weight-complex="normal"/>
    </style:style>
    <style:style style:name="T5" style:family="text">
      <style:text-properties fo:font-weight="normal" officeooo:rsid="001bba7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/></text:span><text:span text:style-name="T2">1ª</text:span><text:span text:style-name="T3"> </text:span><text:span text:style-name="T1">LISTA DE EXERCÍCIOS – INTRODUÇÃO AO COMPUTADOR</text:span></text:p>
      <text:p text:style-name="P3"><text:span text:style-name="T1"/></text:p>
      <text:p text:style-name="P2"><text:span text:style-name="T4">Gislany Raíssa de Azevedo <text:s text:c="58"/>20201bsi0311</text:span></text:p>
      <text:p text:style-name="P5"/>
      <text:p text:style-name="P4">Sistemas de Numeração e bases numéricas</text:p>
      <text:p text:style-name="P1">1) Converta os números seguintes de Decimal para Binário.</text:p>
      <text:p text:style-name="P4">a) 85 (10) →<text:span text:style-name="T3"> </text:span><text:span text:style-name="T5">010101</text:span></text:p>
      <text:p text:style-name="P4">b) 139 (10) →<text:span text:style-name="T3"> </text:span><text:span text:style-name="T5">0001011</text:span></text:p>
      <text:p text:style-name="P4">c) 1234 (10) →<text:span text:style-name="T3"> </text:span><text:span text:style-name="T5">0011010010</text:span></text:p>
      <text:p text:style-name="P4"><text:span text:style-name="T5"/></text:p>
      <text:p text:style-name="P1">2) Converta os números seguintes de Binário para Decimal.</text:p>
      <text:p text:style-name="P4">a) 11001 (2) →<text:span text:style-name="T3"> </text:span><text:span text:style-name="T5">25</text:span></text:p>
      <text:p text:style-name="P4">b) 101101011 (2) →<text:span text:style-name="T3"> </text:span><text:span text:style-name="T5">362</text:span></text:p>
      <text:p text:style-name="P4">c) 10001111 (2) →<text:span text:style-name="T3"> </text:span><text:span text:style-name="T5">142</text:span></text:p>
      <text:p text:style-name="P4"/>
      <text:p text:style-name="P1">3) Converta os números seguintes de Decimal para Hexadecimal.</text:p>
      <text:p text:style-name="P4">a) 74 (10) →<text:span text:style-name="T3"> </text:span><text:span text:style-name="T5">4A</text:span></text:p>
      <text:p text:style-name="P4">b) 167 (10) →<text:span text:style-name="T3"> </text:span><text:span text:style-name="T5">A7</text:span></text:p>
      <text:p text:style-name="P4">c) 1083 (10) →<text:span text:style-name="T3"> </text:span><text:span text:style-name="T5">67B</text:span></text:p>
      <text:p text:style-name="P1"/>
      <text:p text:style-name="P1">4) Converta os números seguintes de Hexadecimal para Decimal.</text:p>
      <text:p text:style-name="P4">a) A2 (16) →<text:span text:style-name="T3"> </text:span><text:span text:style-name="T5">162</text:span></text:p>
      <text:p text:style-name="P4">b) B3A (16) →<text:span text:style-name="T3"> </text:span><text:span text:style-name="T5">2874</text:span></text:p>
      <text:p text:style-name="P4">c) 1D75 (16) →<text:span text:style-name="T5"> 7541</text:span></text:p>
      <text:p text:style-name="P1"/>
      <text:p text:style-name="P1">5) Converta os números seguintes de Binário para Hexadecimal.</text:p>
      <text:p text:style-name="P4">a) 111010010 (2) →<text:span text:style-name="T3"> </text:span><text:span text:style-name="T5">1D2</text:span></text:p>
      <text:p text:style-name="P4">b) 10110011101 (2) →<text:span text:style-name="T3"> </text:span><text:span text:style-name="T5">59D</text:span></text:p>
      <text:p text:style-name="P4">c) 110010110101 (2) →<text:span text:style-name="T3"> </text:span><text:span text:style-name="T5">CB5</text:span></text:p>
      <text:p text:style-name="P1"/>
      <text:p text:style-name="P1">6) Converta os números seguintes de Hexadecimal para Binário.</text:p>
      <text:p text:style-name="P4">a) 7B (16) →<text:span text:style-name="T3"> </text:span><text:span text:style-name="T5">1111011</text:span></text:p>
      <text:p text:style-name="P4">b) 1C5 (16) →<text:span text:style-name="T3"> </text:span><text:span text:style-name="T5"><text:s/>111000101</text:span></text:p>
      <text:p text:style-name="P4">c) 2D4A (16) →<text:span text:style-name="T3"> </text:span><text:span text:style-name="T5"><text:s/>1011010100101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18:03:28.764785029</meta:creation-date>
    <dc:date>2020-07-15T18:10:35.397097525</dc:date>
    <meta:editing-duration>PT7M9S</meta:editing-duration>
    <meta:editing-cycles>1</meta:editing-cycles>
    <meta:document-statistic meta:table-count="0" meta:image-count="0" meta:object-count="0" meta:page-count="1" meta:paragraph-count="27" meta:word-count="162" meta:character-count="915" meta:non-whitespace-character-count="718"/>
    <meta:generator>LibreOffice/6.4.3.2$Linux_X86_64 LibreOffice_project/40$Build-2</meta:generator>
  </office:meta>
</office:document-meta>
</file>